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co" svg:font-family="Monoc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0857c7" officeooo:paragraph-rsid="000857c7"/>
    </style:style>
    <style:style style:name="P2" style:family="paragraph" style:parent-style-name="Standard">
      <style:paragraph-properties fo:text-align="start" style:justify-single-word="false"/>
      <style:text-properties officeooo:rsid="000857c7" officeooo:paragraph-rsid="000857c7"/>
    </style:style>
    <style:style style:name="P3" style:family="paragraph" style:parent-style-name="Standard">
      <style:paragraph-properties fo:text-align="start" style:justify-single-word="false"/>
      <style:text-properties officeooo:rsid="000857c7" officeooo:paragraph-rsid="00085f86"/>
    </style:style>
    <style:style style:name="P4" style:family="paragraph" style:parent-style-name="Standard">
      <style:paragraph-properties fo:text-align="start" style:justify-single-word="false"/>
      <style:text-properties style:font-name="Monoco" officeooo:rsid="00085f86" officeooo:paragraph-rsid="00085f86"/>
    </style:style>
    <style:style style:name="P5" style:family="paragraph" style:parent-style-name="Standard">
      <style:paragraph-properties fo:text-align="start" style:justify-single-word="false"/>
      <style:text-properties style:font-name="Monoco" officeooo:rsid="00085f86" officeooo:paragraph-rsid="000ed916"/>
    </style:style>
    <style:style style:name="P6" style:family="paragraph" style:parent-style-name="Standard">
      <style:paragraph-properties fo:text-align="start" style:justify-single-word="false"/>
      <style:text-properties officeooo:rsid="000f2153" officeooo:paragraph-rsid="0011367a"/>
    </style:style>
    <style:style style:name="P7" style:family="paragraph" style:parent-style-name="Standard">
      <style:paragraph-properties fo:text-align="start" style:justify-single-word="false"/>
      <style:text-properties officeooo:rsid="001071f3" officeooo:paragraph-rsid="0011367a"/>
    </style:style>
    <style:style style:name="P8" style:family="paragraph" style:parent-style-name="Table_20_Contents">
      <style:paragraph-properties fo:text-align="start" style:justify-single-word="false"/>
      <style:text-properties officeooo:rsid="00126015"/>
    </style:style>
    <style:style style:name="P9" style:family="paragraph" style:parent-style-name="Table_20_Contents">
      <style:paragraph-properties fo:text-align="start" style:justify-single-word="false"/>
      <style:text-properties officeooo:rsid="00126015" officeooo:paragraph-rsid="00126015"/>
    </style:style>
    <style:style style:name="P10" style:family="paragraph" style:parent-style-name="Table_20_Contents">
      <style:paragraph-properties fo:text-align="start" style:justify-single-word="false"/>
      <style:text-properties officeooo:rsid="00127405" officeooo:paragraph-rsid="00127405"/>
    </style:style>
    <style:style style:name="P11" style:family="paragraph" style:parent-style-name="Table_20_Contents">
      <style:paragraph-properties fo:text-align="center" style:justify-single-word="false"/>
      <style:text-properties officeooo:rsid="0012a12b" officeooo:paragraph-rsid="0012a12b"/>
    </style:style>
    <style:style style:name="P12" style:family="paragraph" style:parent-style-name="Standard">
      <style:paragraph-properties fo:text-align="start" style:justify-single-word="false"/>
      <style:text-properties style:font-name="Monoco" officeooo:rsid="00085f86" officeooo:paragraph-rsid="000ed916"/>
    </style:style>
    <style:style style:name="P13" style:family="paragraph">
      <loext:graphic-properties draw:fill-color="#ffffff"/>
      <style:paragraph-properties fo:text-align="center"/>
    </style:style>
    <style:style style:name="T1" style:family="text">
      <style:text-properties officeooo:rsid="000a3cb2"/>
    </style:style>
    <style:style style:name="T2" style:family="text">
      <style:text-properties officeooo:rsid="000ad740"/>
    </style:style>
    <style:style style:name="T3" style:family="text">
      <style:text-properties officeooo:rsid="000ed916"/>
    </style:style>
    <style:style style:name="T4" style:family="text">
      <style:text-properties officeooo:rsid="0011367a"/>
    </style:style>
    <style:style style:name="T5" style:family="text">
      <style:text-properties officeooo:rsid="00127405"/>
    </style:style>
    <style:style style:name="T6" style:family="text">
      <style:text-properties officeooo:rsid="0018e7a3"/>
    </style:style>
    <style:style style:name="gr1"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of Horizontal Flywheel</text:p>
      <text:p text:style-name="P2"/>
      <text:p text:style-name="P2">PID:</text:p>
      <text:p text:style-name="P2"><text:tab/>What it does: Regulates the speed of the flywheels to maintain a consistent speed.</text:p>
      <text:p text:style-name="P2"/>
      <text:p text:style-name="P2">if(nPgmTime - clk[1] &gt;= 200)</text:p>
      <text:p text:style-name="P2"><text:tab/><text:tab/>{</text:p>
      <text:p text:style-name="P2"><text:tab/><text:tab/><text:tab/>clk[1] = nPgmTime;</text:p>
      <text:p text:style-name="P2"><text:tab/><text:tab/><text:tab/>if(enc &lt; ideal)</text:p>
      <text:p text:style-name="P2"><text:tab/><text:tab/><text:tab/>{</text:p>
      <text:p text:style-name="P2"><text:tab/><text:tab/><text:tab/><text:tab/>lawnchair[0] ++;</text:p>
      <text:p text:style-name="P2"><text:tab/><text:tab/><text:tab/>}</text:p>
      <text:p text:style-name="P2"><text:tab/><text:tab/>}</text:p>
      <text:p text:style-name="P2"><text:tab/><text:tab/>if(nPgmTime - clk[2] &gt;= 440)</text:p>
      <text:p text:style-name="P2"><text:tab/><text:tab/>{</text:p>
      <text:p text:style-name="P2"><text:tab/><text:tab/><text:tab/>clk[2] = nPgmTime;</text:p>
      <text:p text:style-name="P2"><text:tab/><text:tab/><text:tab/>if(enc &gt; ideal)</text:p>
      <text:p text:style-name="P2"><text:tab/><text:tab/><text:tab/>{</text:p>
      <text:p text:style-name="P2"><text:tab/><text:tab/><text:tab/><text:tab/>lawnchair[0] = lawnchair[0] - 2;</text:p>
      <text:p text:style-name="P2"><text:tab/><text:tab/><text:tab/>}</text:p>
      <text:p text:style-name="P2"><text:tab/><text:tab/>}</text:p>
      <text:p text:style-name="P2"/>
      <text:p text:style-name="P2">Performs a check every 200 milliseconds, if the current encoder value is less than the ideal encoder value, it increments the power supplied to the launcher by one. If the encoder value is greater than the ideal encoder value, it decrements the power by one. </text:p>
      <text:p text:style-name="P2"/>
      <text:p text:style-name="P2">Importance: Without a PID, our shots can vary significantly depending on factors such as battery power and mechanical discrepancy.</text:p>
      <text:p text:style-name="P2"/>
      <text:p text:style-name="P2">Autonomous</text:p>
      <text:p text:style-name="P2"/>
      <text:p text:style-name="P3">Cycles the intake <text:span text:style-name="T2">forwards </text:span>whilst the ideal flywheel speed is reached. <text:span text:style-name="T1">Takes 11 seconds to shoot four balls. Our autonomous utilizes our current pid program to determine the current flywheel speed to shoot at.</text:span><text:line-break/><text:line-break/></text:p>
      <table:table table:name="Table3" table:style-name="Table3">
        <table:table-column table:style-name="Table3.A"/>
        <table:table-row>
          <table:table-cell table:style-name="Table3.A1" office:value-type="string">
            <text:p text:style-name="P11"><draw:rect text:anchor-type="paragraph" draw:z-index="0" draw:style-name="gr1" draw:text-style-name="P13" svg:width="6.9142in" svg:height="0.228in" svg:x="-0.0335in" svg:y="0.1953in"><text:p/></draw:rect><draw:rect text:anchor-type="paragraph" draw:z-index="1" draw:style-name="gr2" draw:text-style-name="P13" svg:width="6.8949in" svg:height="0.0913in" svg:x="-0.0201in" svg:y="0.1626in"><text:p/></draw:rect>Variables</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6">ideal</text:p>
          </table:table-cell>
          <table:table-cell table:style-name="Table2.B1" office:value-type="string">
            <text:p text:style-name="P6">flywheel speed our program wants to achieve</text:p>
          </table:table-cell>
        </table:table-row>
        <table:table-row>
          <table:table-cell table:style-name="Table2.A2" office:value-type="string">
            <text:p text:style-name="P6">ideala</text:p>
          </table:table-cell>
          <table:table-cell table:style-name="Table2.B2" office:value-type="string">
            <text:p text:style-name="P6">flywheel speed our program wants to achieve during autonomous</text:p>
          </table:table-cell>
        </table:table-row>
        <table:table-row>
          <table:table-cell table:style-name="Table2.A2" office:value-type="string">
            <text:p text:style-name="P6">lawnchair<text:span text:style-name="T6">[2]</text:span></text:p>
          </table:table-cell>
          <table:table-cell table:style-name="Table2.B2" office:value-type="string">
            <text:p text:style-name="P6">direct power we give to motor (-127 through 127)</text:p>
          </table:table-cell>
        </table:table-row>
        <table:table-row>
          <table:table-cell table:style-name="Table2.A2" office:value-type="string">
            <text:p text:style-name="P7">clk[3] </text:p>
          </table:table-cell>
          <table:table-cell table:style-name="Table2.B2" office:value-type="string">
            <text:p text:style-name="P7">array variable used for clocks, <text:span text:style-name="T4">represents the npgmtime of x seconds ago</text:span></text:p>
          </table:table-cell>
        </table:table-row>
        <table:table-row>
          <table:table-cell table:style-name="Table2.A2" office:value-type="string">
            <text:p text:style-name="P8">enc</text:p>
          </table:table-cell>
          <table:table-cell table:style-name="Table2.B2" office:value-type="string">
            <text:p text:style-name="P9"><text:span text:style-name="T5">c</text:span>urrent flywheel speed</text:p>
          </table:table-cell>
        </table:table-row>
        <table:table-row>
          <table:table-cell table:style-name="Table2.A2" office:value-type="string">
            <text:p text:style-name="P10">npgmtime</text:p>
          </table:table-cell>
          <table:table-cell table:style-name="Table2.B2" office:value-type="string">
            <text:p text:style-name="P10">amount of time program's been running</text:p>
          </table:table-cell>
        </table:table-row>
      </table:table>
      <text:p text:style-name="P3"><text:soft-page-break/></text:p>
      <table:table table:name="Table1" table:style-name="Table1">
        <table:table-column table:style-name="Table1.A"/>
        <table:table-row>
          <table:table-cell table:style-name="Table1.A1" office:value-type="string">
            <text:p text:style-name="P5">ideala = 63;</text:p>
            <text:p text:style-name="P5"><text:tab/>lawnchaira[0] = 40;</text:p>
            <text:p text:style-name="P5"><text:tab/>next = 1;</text:p>
            <text:p text:style-name="P5"><text:tab/>string line1;</text:p>
            <text:p text:style-name="P5"><text:tab/>while(true)<text:span text:style-name="T3">b</text:span></text:p>
            <text:p text:style-name="P5"><text:tab/>{</text:p>
            <text:p text:style-name="P5"><text:tab/><text:tab/>line1 = enca;</text:p>
            <text:p text:style-name="P5"><text:tab/><text:tab/>displayLCDCenteredString(0, line1);</text:p>
            <text:p text:style-name="P5"><text:tab/><text:tab/>if(next == 1 &amp;&amp; enca &lt;= 55)</text:p>
            <text:p text:style-name="P5"><text:tab/><text:tab/>{</text:p>
            <text:p text:style-name="P5"><text:tab/><text:tab/><text:tab/>lawnchaira[0] = 60;</text:p>
            <text:p text:style-name="P5"><text:tab/><text:tab/><text:tab/>next = 0;</text:p>
            <text:p text:style-name="P5"><text:tab/><text:tab/>}</text:p>
            <text:p text:style-name="P5"><text:tab/><text:tab/>if(nPgmTime - clka[0] &gt;= 100)</text:p>
            <text:p text:style-name="P5"><text:tab/><text:tab/>{</text:p>
            <text:p text:style-name="P5"><text:tab/><text:tab/><text:tab/>clka[0] = nPgmTime;</text:p>
            <text:p text:style-name="P5"><text:tab/><text:tab/><text:tab/>past2 = past1;</text:p>
            <text:p text:style-name="P5"><text:tab/><text:tab/><text:tab/>past1 = nMotorEncoder[port8];</text:p>
            <text:p text:style-name="P5"><text:tab/><text:tab/><text:tab/>enca = nMotorEncoder[port8] - past2;</text:p>
            <text:p text:style-name="P5"><text:tab/><text:tab/>}</text:p>
            <text:p text:style-name="P5"><text:tab/><text:tab/>if(nPgmTime - clka[1] &gt;= 300)</text:p>
            <text:p text:style-name="P5"><text:tab/><text:tab/>{</text:p>
            <text:p text:style-name="P5"><text:tab/><text:tab/><text:tab/>clka[1] = nPgmTime;</text:p>
            <text:p text:style-name="P5"><text:tab/><text:tab/><text:tab/>if(enca &lt; ideala)</text:p>
            <text:p text:style-name="P5"><text:tab/><text:tab/><text:tab/>{</text:p>
            <text:p text:style-name="P5"><text:tab/><text:tab/><text:tab/><text:tab/>lawnchaira[0] = lawnchaira[0] + 2;</text:p>
            <text:p text:style-name="P5"><text:tab/><text:tab/><text:tab/>}</text:p>
            <text:p text:style-name="P5"><text:tab/><text:tab/>}</text:p>
            <text:p text:style-name="P5"><text:tab/><text:tab/>if(nPgmTime - clka[2] &gt;= 550)</text:p>
            <text:p text:style-name="P5"><text:tab/><text:tab/>{</text:p>
            <text:p text:style-name="P5"><text:tab/><text:tab/><text:tab/>clka[2] = nPgmTime;</text:p>
            <text:p text:style-name="P5"><text:tab/><text:tab/><text:tab/>if(enca &gt; ideala)</text:p>
            <text:p text:style-name="P5"><text:tab/><text:tab/><text:tab/>{</text:p>
            <text:p text:style-name="P5"><text:tab/><text:tab/><text:tab/><text:tab/>lawnchaira[0] --;</text:p>
            <text:p text:style-name="P5"><text:tab/><text:tab/><text:tab/>}</text:p>
            <text:p text:style-name="P5"><text:tab/><text:tab/>}</text:p>
            <text:p text:style-name="P5"><text:tab/><text:tab/>motor[port8] = lawnchaira[0];</text:p>
            <text:p text:style-name="P5"><text:tab/><text:tab/>motor[port9] = lawnchaira[0];</text:p>
            <text:p text:style-name="P5"/>
            <text:p text:style-name="P5"><text:tab/><text:tab/>if(enca &gt;= 55 &amp;&amp; enca &lt;= 59)</text:p>
            <text:p text:style-name="P5"><text:tab/><text:tab/>{</text:p>
            <text:p text:style-name="P5"><text:tab/><text:tab/><text:tab/>motor[port6] = -90;</text:p>
            <text:p text:style-name="P5"><text:tab/><text:tab/><text:tab/>motor[port7] = -90;</text:p>
            <text:p text:style-name="P5"><text:tab/><text:tab/><text:tab/>next = 1;</text:p>
            <text:p text:style-name="P5"><text:tab/><text:tab/>}</text:p>
            <text:p text:style-name="P5"><text:tab/><text:tab/>else</text:p>
            <text:p text:style-name="P5"><text:tab/><text:tab/>{</text:p>
            <text:p text:style-name="P5"><text:tab/><text:tab/><text:tab/>motor[port6] = 0;</text:p>
            <text:p text:style-name="P5"><text:soft-page-break/><text:tab/><text:tab/><text:tab/>motor[port7] = 0;</text:p>
            <text:p text:style-name="P5"><text:tab/><text:tab/>}</text:p>
            <text:p text:style-name="P5"><text:tab/>}</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co" svg:font-family="Monoc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41:54.225000000</meta:creation-date>
    <dc:date>2016-01-30T09:53:14.105000000</dc:date>
    <meta:editing-duration>PT4H11M32S</meta:editing-duration>
    <meta:editing-cycles>18</meta:editing-cycles>
    <meta:generator>LibreOffice/5.0.2.2$Windows_x86 LibreOffice_project/37b43f919e4de5eeaca9b9755ed688758a8251fe</meta:generator>
    <meta:document-statistic meta:table-count="3" meta:image-count="0" meta:object-count="0" meta:page-count="3" meta:paragraph-count="86" meta:word-count="334" meta:character-count="2060" meta:non-whitespace-character-count="1651"/>
  </office:meta>
</office:document-meta>
</file>